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no-wrap"/>
    </style:style>
    <style:style style:name="gr2" style:family="graphic">
      <style:graphic-properties style:protect="size"/>
    </style:style>
    <style:style style:name="pr1" style:family="presentation" style:parent-style-name="Rubrik_20_och_20_innehåll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Rubrik_20_och_20_innehåll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3" style:family="presentation" style:parent-style-name="Rubrik_20_och_20_innehåll-notes">
      <style:graphic-properties draw:fill-color="#ffffff" fo:min-height="13.364cm"/>
    </style:style>
    <style:style style:name="pr4" style:family="presentation" style:parent-style-name="Två_20_innehållsdelar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vå_20_innehållsdelar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vå_20_innehållsdelar-notes">
      <style:graphic-properties draw:fill-color="#ffffff" fo:min-height="13.364cm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Grupp nr: NR " draw:style-name="dp1" draw:master-page-name="Rubrik_20_och_20_innehåll" presentation:presentation-page-layout-name="AL1T11">
        <draw:frame draw:name="Rubrik 3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Grupp nr: NR </text:span></text:p>
          </draw:text-box>
        </draw:frame>
        <draw:frame draw:name="Platshållare för innehåll 4" presentation:style-name="pr2" draw:text-style-name="P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3"><text:span text:style-name="T2">Namn och e-post till samtliga gruppmedlemmar</text:span></text:p>
              </text:list-item>
            </text:list>
          </draw:text-box>
        </draw:frame>
        <draw:custom-shape draw:name="Rektangel 5" draw:style-name="gr1" draw:text-style-name="P6" draw:layer="layout" svg:width="28.138cm" svg:height="2.54cm" draw:transform="rotate (0.795870138909414) translate (14.624cm 19.687cm)">
          <text:p text:style-name="P5"><text:span text:style-name="T3">OBS! Lämnas in i PDF-form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lanering från föregående redovisning" draw:style-name="dp1" draw:master-page-name="Rubrik_20_och_20_innehåll" presentation:presentation-page-layout-name="AL1T11">
        <draw:frame draw:name="Rubrik 1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Planering från föregående redovisning</text:span></text:p>
          </draw:text-box>
        </draw:frame>
        <draw:frame draw:name="Platshållare för innehåll 2" presentation:style-name="pr2" draw:text-style-name="P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3"><text:span text:style-name="T2">Vad tänker ni göra tills nästa gång vi ses?</text:span></text:p>
              </text:list-item>
              <text:list-item>
                <text:p text:style-name="P3"><text:span text:style-name="T2">Denna bild klipps in direkt från föregående redovisn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ommandon och funktioner" draw:style-name="dp1" draw:master-page-name="Två_20_innehållsdelar" presentation:presentation-page-layout-name="AL2T3">
        <draw:frame draw:name="Rubrik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Kommandon och funktioner</text:span></text:p>
          </draw:text-box>
        </draw:frame>
        <draw:frame draw:name="Platshållare för innehåll 3" presentation:style-name="pr5" draw:text-style-name="P4" draw:layer="layout" svg:width="14.392cm" svg:height="12.086cm" svg:x="2.328cm" svg:y="5.071cm" presentation:class="outline" presentation:user-transformed="true">
          <draw:text-box>
            <text:list text:style-name="L2">
              <text:list-item>
                <text:p text:style-name="P3"><text:span text:style-name="T2">Lista över de kommandon och funktioner som ni ska ha med plus vem som ska jobba på dem</text:span></text:p>
              </text:list-item>
            </text:list>
            <text:p text:style-name="P3"><text:span text:style-name="T2"/></text:p>
          </draw:text-box>
        </draw:frame>
        <draw:frame draw:name="Platshållare för innehåll 4" presentation:style-name="pr5" draw:text-style-name="P4" draw:layer="layout" svg:width="14.392cm" svg:height="12.086cm" svg:x="17.145cm" svg:y="5.071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tus: NAMN" draw:style-name="dp1" draw:master-page-name="Två_20_innehållsdelar" presentation:presentation-page-layout-name="AL2T3">
        <draw:frame draw:name="Rubrik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Status: NAMN</text:span></text:p>
          </draw:text-box>
        </draw:frame>
        <draw:frame draw:name="Platshållare för innehåll 2" presentation:style-name="pr5" draw:text-style-name="P4" draw:layer="layout" svg:width="14.392cm" svg:height="12.086cm" svg:x="2.328cm" svg:y="5.071cm" presentation:class="outline" presentation:user-transformed="true">
          <draw:text-box>
            <text:list text:style-name="L2">
              <text:list-item>
                <text:p text:style-name="P3"><text:span text:style-name="T2">En per gruppmedlem</text:span></text:p>
              </text:list-item>
              <text:list-item>
                <text:p text:style-name="P3"><text:span text:style-name="T2">Kortfattad beskrivning av vad som gjorts sen sist</text:span></text:p>
              </text:list-item>
            </text:list>
          </draw:text-box>
        </draw:frame>
        <draw:frame draw:name="Platshållare för innehåll 3" presentation:style-name="pr5" draw:text-style-name="P4" draw:layer="layout" svg:width="14.392cm" svg:height="12.086cm" svg:x="17.145cm" svg:y="5.071cm" presentation:class="outline" presentation:user-transformed="true">
          <draw:text-box>
            <text:p text:style-name="P8"><text:span text:style-name="T2">Klistra in logg från versionhanteringssystemet för gruppmedlemmen hä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lanering" draw:style-name="dp1" draw:master-page-name="Rubrik_20_och_20_innehåll" presentation:presentation-page-layout-name="AL1T11">
        <draw:frame draw:name="Rubrik 1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Planering</text:span></text:p>
          </draw:text-box>
        </draw:frame>
        <draw:frame draw:name="Platshållare för innehåll 2" presentation:style-name="pr2" draw:text-style-name="P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3"><text:span text:style-name="T2">Vad tänker ni göra tills nästa gång vi ses?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ubrik_20_och_20_innehåll-background" style:display-name="Rubrik och innehåll-background" style:family="presentation">
      <style:graphic-properties draw:stroke="none" draw:fill="solid" draw:fill-color="#ffffff"/>
      <style:text-properties style:letter-kerning="true"/>
    </style:style>
    <style:style style:name="Rubrik_20_och_20_innehåll-backgroundobjects" style:display-name="Rubrik och innehål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brik_20_och_20_innehåll-notes" style:display-name="Rubrik och innehål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ubrik_20_och_20_innehåll-outline1" style:display-name="Rubrik och innehåll-outline1" style:family="presentation">
      <style:graphic-properties draw:stroke="none" draw:fill="none" draw:auto-grow-height="false" draw:fit-to-size="shrink-to-fit">
        <text:list-style style:name="Rubrik_20_och_20_innehåll-outline1" style:display-name="Rubrik och innehål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Rubrik_20_och_20_innehåll-outline2" style:display-name="Rubrik och innehåll-outline2" style:family="presentation" style:parent-style-name="Rubrik_20_och_20_innehåll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Rubrik_20_och_20_innehåll-outline3" style:display-name="Rubrik och innehåll-outline3" style:family="presentation" style:parent-style-name="Rubrik_20_och_20_innehåll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Rubrik_20_och_20_innehåll-outline4" style:display-name="Rubrik och innehåll-outline4" style:family="presentation" style:parent-style-name="Rubrik_20_och_20_innehåll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Rubrik_20_och_20_innehåll-outline5" style:display-name="Rubrik och innehåll-outline5" style:family="presentation" style:parent-style-name="Rubrik_20_och_20_innehåll-outline4">
      <style:paragraph-properties fo:margin-top="0.1cm" fo:margin-bottom="0cm"/>
      <style:text-properties fo:font-size="20pt" style:font-size-asian="20pt" style:font-size-complex="20pt"/>
    </style:style>
    <style:style style:name="Rubrik_20_och_20_innehåll-outline6" style:display-name="Rubrik och innehåll-outline6" style:family="presentation" style:parent-style-name="Rubrik_20_och_20_innehåll-outline5">
      <style:paragraph-properties fo:margin-top="0.1cm" fo:margin-bottom="0cm"/>
      <style:text-properties fo:font-size="20pt" style:font-size-asian="20pt" style:font-size-complex="20pt"/>
    </style:style>
    <style:style style:name="Rubrik_20_och_20_innehåll-outline7" style:display-name="Rubrik och innehåll-outline7" style:family="presentation" style:parent-style-name="Rubrik_20_och_20_innehåll-outline6">
      <style:paragraph-properties fo:margin-top="0.1cm" fo:margin-bottom="0cm"/>
      <style:text-properties fo:font-size="20pt" style:font-size-asian="20pt" style:font-size-complex="20pt"/>
    </style:style>
    <style:style style:name="Rubrik_20_och_20_innehåll-outline8" style:display-name="Rubrik och innehåll-outline8" style:family="presentation" style:parent-style-name="Rubrik_20_och_20_innehåll-outline7">
      <style:paragraph-properties fo:margin-top="0.1cm" fo:margin-bottom="0cm"/>
      <style:text-properties fo:font-size="20pt" style:font-size-asian="20pt" style:font-size-complex="20pt"/>
    </style:style>
    <style:style style:name="Rubrik_20_och_20_innehåll-outline9" style:display-name="Rubrik och innehåll-outline9" style:family="presentation" style:parent-style-name="Rubrik_20_och_20_innehåll-outline8">
      <style:paragraph-properties fo:margin-top="0.1cm" fo:margin-bottom="0cm"/>
      <style:text-properties fo:font-size="20pt" style:font-size-asian="20pt" style:font-size-complex="20pt"/>
    </style:style>
    <style:style style:name="Rubrik_20_och_20_innehåll-subtitle" style:display-name="Rubrik och innehåll-subtitle" style:family="presentation">
      <style:graphic-properties draw:stroke="none" draw:fill="none" draw:textarea-vertical-align="middle">
        <text:list-style style:name="Rubrik_20_och_20_innehåll-subtitle" style:display-name="Rubrik och innehål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brik_20_och_20_innehåll-title" style:display-name="Rubrik och innehåll-title" style:family="presentation">
      <style:graphic-properties draw:stroke="none" draw:fill="none" draw:textarea-vertical-align="middle">
        <text:list-style style:name="Rubrik_20_och_20_innehåll-title" style:display-name="Rubrik och innehål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1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Två_20_innehållsdelar-background" style:display-name="Två innehållsdelar-background" style:family="presentation">
      <style:graphic-properties draw:stroke="none" draw:fill="solid" draw:fill-color="#ffffff"/>
      <style:text-properties style:letter-kerning="true"/>
    </style:style>
    <style:style style:name="Två_20_innehållsdelar-backgroundobjects" style:display-name="Två innehållsdela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vå_20_innehållsdelar-notes" style:display-name="Två innehållsdel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vå_20_innehållsdelar-outline1" style:display-name="Två innehållsdelar-outline1" style:family="presentation">
      <style:graphic-properties draw:stroke="none" draw:fill="none" draw:auto-grow-height="false" draw:fit-to-size="shrink-to-fit">
        <text:list-style style:name="Två_20_innehållsdelar-outline1" style:display-name="Två innehållsdel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Två_20_innehållsdelar-outline2" style:display-name="Två innehållsdelar-outline2" style:family="presentation" style:parent-style-name="Två_20_innehållsdelar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vå_20_innehållsdelar-outline3" style:display-name="Två innehållsdelar-outline3" style:family="presentation" style:parent-style-name="Två_20_innehållsdelar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vå_20_innehållsdelar-outline4" style:display-name="Två innehållsdelar-outline4" style:family="presentation" style:parent-style-name="Två_20_innehållsdelar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vå_20_innehållsdelar-outline5" style:display-name="Två innehållsdelar-outline5" style:family="presentation" style:parent-style-name="Två_20_innehållsdelar-outline4">
      <style:paragraph-properties fo:margin-top="0.1cm" fo:margin-bottom="0cm"/>
      <style:text-properties fo:font-size="20pt" style:font-size-asian="20pt" style:font-size-complex="20pt"/>
    </style:style>
    <style:style style:name="Två_20_innehållsdelar-outline6" style:display-name="Två innehållsdelar-outline6" style:family="presentation" style:parent-style-name="Två_20_innehållsdelar-outline5">
      <style:paragraph-properties fo:margin-top="0.1cm" fo:margin-bottom="0cm"/>
      <style:text-properties fo:font-size="20pt" style:font-size-asian="20pt" style:font-size-complex="20pt"/>
    </style:style>
    <style:style style:name="Två_20_innehållsdelar-outline7" style:display-name="Två innehållsdelar-outline7" style:family="presentation" style:parent-style-name="Två_20_innehållsdelar-outline6">
      <style:paragraph-properties fo:margin-top="0.1cm" fo:margin-bottom="0cm"/>
      <style:text-properties fo:font-size="20pt" style:font-size-asian="20pt" style:font-size-complex="20pt"/>
    </style:style>
    <style:style style:name="Två_20_innehållsdelar-outline8" style:display-name="Två innehållsdelar-outline8" style:family="presentation" style:parent-style-name="Två_20_innehållsdelar-outline7">
      <style:paragraph-properties fo:margin-top="0.1cm" fo:margin-bottom="0cm"/>
      <style:text-properties fo:font-size="20pt" style:font-size-asian="20pt" style:font-size-complex="20pt"/>
    </style:style>
    <style:style style:name="Två_20_innehållsdelar-outline9" style:display-name="Två innehållsdelar-outline9" style:family="presentation" style:parent-style-name="Två_20_innehållsdelar-outline8">
      <style:paragraph-properties fo:margin-top="0.1cm" fo:margin-bottom="0cm"/>
      <style:text-properties fo:font-size="20pt" style:font-size-asian="20pt" style:font-size-complex="20pt"/>
    </style:style>
    <style:style style:name="Två_20_innehållsdelar-subtitle" style:display-name="Två innehållsdelar-subtitle" style:family="presentation">
      <style:graphic-properties draw:stroke="none" draw:fill="none" draw:textarea-vertical-align="middle">
        <text:list-style style:name="Två_20_innehållsdelar-subtitle" style:display-name="Två innehållsdel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vå_20_innehållsdelar-title" style:display-name="Två innehållsdelar-title" style:family="presentation">
      <style:graphic-properties draw:stroke="none" draw:fill="none" draw:textarea-vertical-align="middle">
        <text:list-style style:name="Två_20_innehållsdelar-title" style:display-name="Två innehållsdel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1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Rubrik_20_och_20_innehåll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Rubrik_20_och_20_innehåll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Rubrik_20_och_20_innehåll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Rubrik_20_och_20_innehåll-backgroundobjects">
      <style:graphic-properties draw:stroke="none" draw:fill="none" draw:fill-color="#ffffff" draw:auto-grow-height="false" fo:min-height="1.485cm"/>
    </style:style>
    <style:style style:name="Mpr5" style:family="presentation" style:parent-style-name="Rubrik_20_och_20_innehåll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vå_20_innehållsdelar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vå_20_innehållsdelar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vå_20_innehållsdelar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vå_20_innehållsdelar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vå_20_innehållsdela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text-align="start"/>
      <style:text-properties fo:font-size="28pt"/>
    </style:style>
    <style:style style:name="MP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9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mer&gt;</text:page-number></text:p>
        </draw:text-box>
      </draw:frame>
    </style:handout-master>
    <style:master-page style:name="Rubrik_20_och_20_innehåll" style:display-name="Rubrik och innehåll" style:page-layout-name="PM1" draw:style-name="Mdp1">
      <draw:frame draw:name="Rubrik 1" presentation:style-name="Mpr1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1">Klicka här för att ändra format</text:span></text:p>
        </draw:text-box>
      </draw:frame>
      <draw:frame draw:name="Platshållare för innehåll 2" presentation:style-name="Mpr2" draw:text-style-name="MP10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7"><text:span text:style-name="MT2">Klicka för att redigera dispositionstextens format</text:span></text:p>
              <text:list>
                <text:list-item>
                  <text:p text:style-name="MP7"><text:span text:style-name="MT2">Andra dispositionsnivån</text:span></text:p>
                  <text:list>
                    <text:list-item>
                      <text:p text:style-name="MP7"><text:span text:style-name="MT2">Tredje dispositionsnivån</text:span></text:p>
                      <text:list>
                        <text:list-item>
                          <text:p text:style-name="MP7"><text:span text:style-name="MT2">Fjärde dispositionsnivån</text:span></text:p>
                          <text:list>
                            <text:list-item>
                              <text:p text:style-name="MP7"><text:span text:style-name="MT2">Femte dispositionsnivån</text:span></text:p>
                              <text:list>
                                <text:list-item>
                                  <text:p text:style-name="MP7"><text:span text:style-name="MT2">Sjätte dispositionsnivå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2">Sjunde dispositionsnivånKlicka här för att ändra format på bakgrundstex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3">Nivå två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Nivå tr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datum 3" presentation:style-name="Mpr3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6"><text:date style:data-style-name="D1" text:date-value="2016-10-12">2016-10-12</text:date></text:span></text:p>
        </draw:text-box>
      </draw:frame>
      <draw:frame draw:name="Platshållare för sidfot 4" presentation:style-name="Mpr3" draw:text-style-name="MP12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Platshållare för bildnummer 5" presentation:style-name="Mpr3" draw:text-style-name="MP12" draw:layer="backgroundobjects" svg:width="7.619cm" svg:height="1.013cm" svg:x="23.918cm" svg:y="17.657cm" presentation:class="page-number" presentation:user-transformed="true">
        <draw:text-box>
          <text:p text:style-name="MP13"><text:span text:style-name="MT6"><text:page-number>&lt;nummer&gt;</text:page-number></text:span></text:p>
        </draw:text-box>
      </draw:frame>
      <presentation:notes style:page-layout-name="PM0">
        <draw:page-thumbnail presentation:style-name="Rubrik_20_och_20_innehåll-title" draw:layer="backgroundobjects" svg:width="14.848cm" svg:height="11.136cm" svg:x="3.075cm" svg:y="2.257cm" presentation:class="page"/>
        <draw:frame presentation:style-name="Rubrik_20_och_20_innehåll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mer&gt;</text:page-number></text:p>
          </draw:text-box>
        </draw:frame>
      </presentation:notes>
    </style:master-page>
    <style:master-page style:name="Två_20_innehållsdelar" style:display-name="Två innehållsdelar" style:page-layout-name="PM1" draw:style-name="Mdp1">
      <draw:frame draw:name="Rubrik 1" presentation:style-name="Mpr6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1">Klicka här för att ändra format</text:span></text:p>
        </draw:text-box>
      </draw:frame>
      <draw:frame draw:name="Platshållare för innehåll 2" presentation:style-name="Mpr7" draw:text-style-name="MP10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7"><text:span text:style-name="MT2">Klicka för att redigera dispositionstextens format</text:span></text:p>
              <text:list>
                <text:list-item>
                  <text:p text:style-name="MP7"><text:span text:style-name="MT2">Andra dispositionsnivån</text:span></text:p>
                  <text:list>
                    <text:list-item>
                      <text:p text:style-name="MP7"><text:span text:style-name="MT2">Tredje dispositionsnivån</text:span></text:p>
                      <text:list>
                        <text:list-item>
                          <text:p text:style-name="MP7"><text:span text:style-name="MT2">Fjärde dispositionsnivån</text:span></text:p>
                          <text:list>
                            <text:list-item>
                              <text:p text:style-name="MP7"><text:span text:style-name="MT2">Femte dispositionsnivån</text:span></text:p>
                              <text:list>
                                <text:list-item>
                                  <text:p text:style-name="MP7"><text:span text:style-name="MT2">Sjätte dispositionsnivå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2">Sjunde dispositionsnivånKlicka här för att ändra format på bakgrundstex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3">Nivå två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Nivå tr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innehåll 3" presentation:style-name="Mpr7" draw:text-style-name="MP10" draw:layer="backgroundobjects" svg:width="14.392cm" svg:height="12.086cm" svg:x="17.145cm" svg:y="5.071cm" presentation:class="outline" presentation:user-transformed="true">
        <draw:text-box>
          <text:list text:style-name="ML3">
            <text:list-item>
              <text:p text:style-name="MP7"><text:span text:style-name="MT2">Klicka för att redigera dispositionstextens format</text:span></text:p>
              <text:list>
                <text:list-item>
                  <text:p text:style-name="MP7"><text:span text:style-name="MT2">Andra dispositionsnivån</text:span></text:p>
                  <text:list>
                    <text:list-item>
                      <text:p text:style-name="MP7"><text:span text:style-name="MT2">Tredje dispositionsnivån</text:span></text:p>
                      <text:list>
                        <text:list-item>
                          <text:p text:style-name="MP7"><text:span text:style-name="MT2">Fjärde dispositionsnivån</text:span></text:p>
                          <text:list>
                            <text:list-item>
                              <text:p text:style-name="MP7"><text:span text:style-name="MT2">Femte dispositionsnivån</text:span></text:p>
                              <text:list>
                                <text:list-item>
                                  <text:p text:style-name="MP7"><text:span text:style-name="MT2">Sjätte dispositionsnivå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2">Sjunde dispositionsnivånKlicka här för att ändra format på bakgrundstex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3">Nivå två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Nivå tr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datum 4" presentation:style-name="Mpr8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6"><text:date style:data-style-name="D1" text:date-value="2016-10-12">2016-10-12</text:date></text:span></text:p>
        </draw:text-box>
      </draw:frame>
      <draw:frame draw:name="Platshållare för sidfot 5" presentation:style-name="Mpr8" draw:text-style-name="MP12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Platshållare för bildnummer 6" presentation:style-name="Mpr8" draw:text-style-name="MP12" draw:layer="backgroundobjects" svg:width="7.619cm" svg:height="1.013cm" svg:x="23.918cm" svg:y="17.657cm" presentation:class="page-number" presentation:user-transformed="true">
        <draw:text-box>
          <text:p text:style-name="MP13"><text:span text:style-name="MT6"><text:page-number>&lt;nummer&gt;</text:page-number></text:span></text:p>
        </draw:text-box>
      </draw:frame>
      <presentation:notes style:page-layout-name="PM0">
        <draw:page-thumbnail presentation:style-name="Två_20_innehållsdelar-title" draw:layer="backgroundobjects" svg:width="19.798cm" svg:height="11.136cm" svg:x="0.6cm" svg:y="2.257cm" presentation:class="page"/>
        <draw:frame presentation:style-name="Två_20_innehållsdelar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Grupp nr: </dc:title>
    <meta:initial-creator>henrikbe</meta:initial-creator>
    <dc:creator>henrikbe</dc:creator>
    <meta:editing-cycles>16</meta:editing-cycles>
    <meta:creation-date>2016-10-07T07:01:15</meta:creation-date>
    <dc:date>2016-10-07T07:18:00</dc:date>
    <meta:editing-duration>PT12M</meta:editing-duration>
    <meta:generator>LibreOffice/5.1.4.2$Linux_X86_64 LibreOffice_project/10m0$Build-2</meta:generator>
    <meta:document-statistic meta:object-count="56"/>
    <meta:user-defined meta:name="AppVersion">15.0000</meta:user-defined>
    <meta:user-defined meta:name="ArticulateGUID">9E8ECCF8-68C6-4B82-8AE4-30A258228A0A</meta:user-defined>
    <meta:user-defined meta:name="ArticulatePath">red1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d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